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e5ca" draw:textarea-horizontal-align="justify" draw:textarea-vertical-align="top" draw:auto-grow-height="false" fo:min-height="3.988cm" fo:min-width="5.86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0.406cm" fo:min-width="1.55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2.062cm" fo:min-width="2.24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edcc6" draw:textarea-horizontal-align="justify" draw:textarea-vertical-align="middle" draw:auto-grow-height="false" fo:min-height="0.607cm" fo:min-width="2.24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cd4d1" draw:textarea-horizontal-align="justify" draw:textarea-vertical-align="top" draw:auto-grow-height="false" fo:min-height="0.638cm" fo:min-width="4.56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cd4d1" draw:textarea-horizontal-align="justify" draw:textarea-vertical-align="middle" draw:auto-grow-height="false" fo:min-height="0.46cm" fo:min-width="4.56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top" draw:auto-grow-height="false" fo:min-height="0.648cm" fo:min-width="3.18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bcc" draw:textarea-horizontal-align="justify" draw:textarea-vertical-align="middle" draw:auto-grow-height="false" fo:min-height="0.556cm" fo:min-width="2.8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ee3d3" draw:textarea-horizontal-align="justify" draw:textarea-vertical-align="top" draw:auto-grow-height="false" fo:min-height="1.694cm" fo:min-width="5.76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bee3d3" draw:textarea-horizontal-align="justify" draw:textarea-vertical-align="middle" draw:auto-grow-height="false" fo:min-height="0.462cm" fo:min-width="5.766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top" draw:auto-grow-height="false" fo:min-height="0.638cm" fo:min-width="2.7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adc5e7" draw:textarea-horizontal-align="justify" draw:textarea-vertical-align="middle" draw:auto-grow-height="false" fo:min-height="0.46cm" fo:min-width="2.86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bce4e5" draw:textarea-horizontal-align="justify" draw:textarea-vertical-align="middle" draw:auto-grow-height="false" fo:min-height="2.238cm" fo:min-width="4.782cm" fo:padding-top="0.151cm" fo:padding-bottom="0.151cm" fo:padding-left="0.276cm" fo:padding-right="0.27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solid" draw:fill-color="#dfcce4" draw:textarea-horizontal-align="justify" draw:textarea-vertical-align="middle" draw:auto-grow-height="false" fo:min-height="0.356cm" fo:min-width="2.39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svg:stroke-color="#000000" draw:marker-start-width="0.438cm" draw:marker-end-width="0.438cm" draw:fill="solid" draw:fill-color="#dfcce4" draw:textarea-horizontal-align="justify" draw:textarea-vertical-align="middle" draw:auto-grow-height="false" fo:min-height="2.132cm" fo:min-width="6.936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3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79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solid" draw:fill-color="#fedcc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="solid" draw:fill-color="#fcd4d1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="solid" draw:fill-color="#bee3d3"/>
      <style:paragraph-properties fo:text-align="center"/>
    </style:style>
    <style:style style:name="P13" style:family="paragraph">
      <loext:graphic-properties draw:fill-color="#adc5e7"/>
      <style:paragraph-properties fo:text-align="center"/>
    </style:style>
    <style:style style:name="P14" style:family="paragraph">
      <loext:graphic-properties draw:fill="solid" draw:fill-color="#adc5e7"/>
      <style:paragraph-properties fo:text-align="center"/>
    </style:style>
    <style:style style:name="P15" style:family="paragraph">
      <loext:graphic-properties draw:fill="solid" draw:fill-color="#bce4e5"/>
      <style:paragraph-properties fo:text-align="center"/>
    </style:style>
    <style:style style:name="P16" style:family="paragraph">
      <loext:graphic-properties draw:fill="solid" draw:fill-color="#dfcce4"/>
      <style:paragraph-properties fo:text-align="center"/>
    </style:style>
    <style:style style:name="P17" style:family="paragraph">
      <loext:graphic-properties draw:fill="solid" draw:fill-color="#dfcce4"/>
      <style:paragraph-properties fo:text-align="center"/>
      <style:text-properties fo:color="#fffbcc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6.446cm" svg:height="4.318cm" draw:transform="rotate (1.5707963267949) translate (19.464cm 13.273cm)">
          <text:p text:style-name="P1"><text:span text:style-name="T1">P</text:span><text:span text:style-name="T1">H</text:span><text:span text:style-name="T1">G</text:span><text:span text:style-name="T1">4</text:span><text:span text:style-name="T1">H</text:span><text:span text:style-name="T1">it</text:span><text:span text:style-name="T1">C</text:span><text:span text:style-name="T1">o</text:span><text:span text:style-name="T1">nt</text:span><text:span text:style-name="T1">ai</text:span><text:span text:style-name="T1">n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014cm" svg:height="1.119cm" svg:x="2.416cm" svg:y="1.889cm">
          <draw:text-box>
            <text:p><text:span text:style-name="T2">F4A </text:span><text:span text:style-name="T2">Impl</text:span><text:span text:style-name="T2">eme</text:span><text:span text:style-name="T2">ntati</text:span><text:span text:style-name="T2">on </text:span><text:span text:style-name="T2">Detai</text:span><text:span text:style-name="T2">ls</text:span></text:p>
          </draw:text-box>
        </draw:frame>
        <draw:custom-shape draw:style-name="gr3" draw:text-style-name="P4" xml:id="id2" draw:id="id2" draw:layer="layout" svg:width="2.104cm" svg:height="0.708cm" svg:x="20.816cm" svg:y="7.107cm">
          <text:p text:style-name="P1"><text:span text:style-name="T1">PHG4H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" draw:id="id1" draw:layer="layout" svg:width="2.794cm" svg:height="2.364cm" svg:x="20.48cm" svg:y="8.369cm">
          <text:p text:style-name="P1"><text:span text:style-name="T3">dRIChHit</text:span></text:p>
          <text:list text:style-name="L1">
            <text:list-item>
              <text:p text:style-name="P5"><text:span text:style-name="T1">x,y,z</text:span></text:p>
            </text:list-item>
            <text:list-item>
              <text:p text:style-name="P5"><text:span text:style-name="T1">PSST ID</text:span></text:p>
            </text:list-item>
            <text:list-item>
              <text:p text:style-name="P5"><text:span text:style-name="T1">...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draw:type="lines" svg:x1="21.877cm" svg:y1="8.369cm" svg:x2="21.868cm" svg:y2="7.815cm" draw:start-shape="id1" draw:start-glue-point="4" draw:end-shape="id2" draw:end-glue-point="6" svg:d="M21877 8369v-527l-9 501v-528" svg:viewBox="0 0 10 555">
          <text:p/>
        </draw:connector>
        <draw:custom-shape draw:style-name="gr6" draw:text-style-name="P4" xml:id="id11" draw:id="id11" draw:layer="layout" svg:width="2.793cm" svg:height="0.909cm" svg:x="20.481cm" svg:y="10.97cm">
          <text:p text:style-name="P1"><text:span text:style-name="T3">dRIChH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3" draw:id="id3" draw:layer="layout" svg:width="5.115cm" svg:height="0.94cm" svg:x="11.901cm" svg:y="9.547cm">
          <text:p text:style-name="P1"><text:span text:style-name="T1">dRIChStepping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14.458cm" svg:y1="9.547cm" svg:x2="14.458cm" svg:y2="8.981cm" draw:start-shape="id3" draw:start-glue-point="0" draw:end-shape="id4" svg:d="M14458 9547v-527 489-528" svg:viewBox="0 0 1 567">
          <text:p/>
        </draw:connector>
        <draw:custom-shape draw:style-name="gr8" draw:text-style-name="P8" xml:id="id4" draw:id="id4" draw:layer="layout" svg:width="5.115cm" svg:height="0.762cm" svg:x="11.901cm" svg:y="8.219cm">
          <text:p text:style-name="P1"><text:span text:style-name="T1">PHG4SteppingAc</text:span><text:span text:style-name="T1">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5" draw:id="id5" draw:layer="layout" svg:width="3.737cm" svg:height="0.95cm" svg:x="11.944cm" svg:y="6.365cm">
          <text:p text:style-name="P1"><text:span text:style-name="T1">dRIChDetector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13.812cm" svg:y1="6.365cm" svg:x2="13.83cm" svg:y2="5.821cm" draw:start-shape="id5" draw:start-glue-point="0" draw:end-shape="id6" svg:d="M13812 6365v-527l18 511v-528" svg:viewBox="0 0 19 545">
          <text:p/>
        </draw:connector>
        <draw:custom-shape draw:style-name="gr10" draw:text-style-name="P10" xml:id="id6" draw:id="id6" draw:layer="layout" svg:width="3.41cm" svg:height="0.858cm" svg:x="12.125cm" svg:y="4.963cm">
          <text:p text:style-name="P1"><text:span text:style-name="T1">PHG4D</text:span><text:span text:style-name="T1">et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7" draw:id="id7" draw:layer="layout" svg:width="6.318cm" svg:height="1.996cm" svg:x="2.794cm" svg:y="6.697cm">
          <text:p text:style-name="P1"><text:span text:style-name="T3">d</text:span><text:span text:style-name="T3">R</text:span><text:span text:style-name="T3">I</text:span><text:span text:style-name="T3">C</text:span><text:span text:style-name="T3">h</text:span><text:span text:style-name="T3">D</text:span><text:span text:style-name="T3">et</text:span><text:span text:style-name="T3">e</text:span><text:span text:style-name="T3">ct</text:span><text:span text:style-name="T3">o</text:span><text:span text:style-name="T3">r</text:span><text:span text:style-name="T3">S</text:span><text:span text:style-name="T3">u</text:span><text:span text:style-name="T3">b</text:span><text:span text:style-name="T3">s</text:span><text:span text:style-name="T3">y</text:span><text:span text:style-name="T3">st</text:span><text:span text:style-name="T3">e</text:span><text:span text:style-name="T3">m</text:span></text:p>
          <text:list text:style-name="L1">
            <text:list-item>
              <text:p text:style-name="P5"><text:span text:style-name="T1">m</text:span><text:span text:style-name="T1">_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</text:span></text:p>
            </text:list-item>
            <text:list-item>
              <text:p text:style-name="P5"><text:span text:style-name="T1">m</text:span><text:span text:style-name="T1">_</text:span><text:span text:style-name="T1">S</text:span><text:span text:style-name="T1">t</text:span><text:span text:style-name="T1">e</text:span><text:span text:style-name="T1">p</text:span><text:span text:style-name="T1">p</text:span><text:span text:style-name="T1">i</text:span><text:span text:style-name="T1">n</text:span><text:span text:style-name="T1">g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s" svg:x1="5.953cm" svg:y1="6.697cm" svg:x2="5.953cm" svg:y2="6.147cm" draw:start-shape="id7" draw:start-glue-point="0" draw:end-shape="id8" svg:d="M5953 6697v-527 505-528" svg:viewBox="0 0 1 551">
          <text:p/>
        </draw:connector>
        <draw:custom-shape draw:style-name="gr12" draw:text-style-name="P12" xml:id="id8" draw:id="id8" draw:layer="layout" svg:width="6.318cm" svg:height="0.764cm" svg:x="2.794cm" svg:y="5.383cm">
          <text:p text:style-name="P1"><text:span text:style-name="T1">PHG4</text:span><text:span text:style-name="T1">Detect</text:span><text:span text:style-name="T1">orSub</text:span><text:span text:style-name="T1">syste</text:span><text:span text:style-name="T1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2" draw:id="id12" draw:layer="layout" svg:width="2.793cm" svg:height="0.909cm" svg:x="20.481cm" svg:y="12.07cm">
          <text:p text:style-name="P1"><text:span text:style-name="T3">d</text:span><text:span text:style-name="T3">R</text:span><text:span text:style-name="T3">I</text:span><text:span text:style-name="T3">C</text:span><text:span text:style-name="T3">h</text:span><text:span text:style-name="T3">H</text:span><text:span text:style-name="T3">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6" draw:layer="layout" draw:type="lines" draw:line-skew="0.743cm" svg:x1="9.112cm" svg:y1="7.695cm" svg:x2="11.944cm" svg:y2="6.84cm" draw:start-shape="id7" draw:start-glue-point="1" draw:end-shape="id5" draw:end-glue-point="3" svg:d="M9112 7695h1270l1034-855h528" svg:viewBox="0 0 2833 856">
          <text:p/>
        </draw:connector>
        <draw:connector draw:style-name="gr13" draw:text-style-name="P6" draw:layer="layout" draw:type="lines" draw:line-skew="0.743cm" svg:x1="9.112cm" svg:y1="7.695cm" svg:x2="11.901cm" svg:y2="10.017cm" draw:start-shape="id7" draw:start-glue-point="1" draw:end-shape="id3" draw:end-glue-point="3" svg:d="M9112 7695h1270l991 2322h528" svg:viewBox="0 0 2790 2323">
          <text:p/>
        </draw:connector>
        <draw:custom-shape draw:style-name="gr14" draw:text-style-name="P13" xml:id="id13" draw:id="id13" draw:layer="layout" svg:width="3.302cm" svg:height="0.94cm" svg:x="25.503cm" svg:y="11.884cm">
          <draw:glue-point draw:id="4" svg:x="2.913cm" svg:y="5cm"/>
          <draw:glue-point draw:id="5" svg:x="-2.471cm" svg:y="5cm"/>
          <text:p text:style-name="P1"><text:span text:style-name="T1">dRICh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14" draw:id="id14" draw:layer="layout" svg:width="3.415cm" svg:height="0.762cm" svg:x="25.447cm" svg:y="10.575cm">
          <text:p text:style-name="P1"><text:span text:style-name="T1">SubsysRe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9" draw:id="id9" draw:layer="layout" svg:width="5.334cm" svg:height="2.54cm" svg:x="14.581cm" svg:y="1.835cm">
          <text:p text:style-name="P1"><text:span text:style-name="T3">shared</text:span><text:span text:style-name="T1">: </text:span></text:p>
          <text:list text:style-name="L1">
            <text:list-item>
              <text:p text:style-name="P5"><text:span text:style-name="T1">drich-g4model.txt</text:span></text:p>
            </text:list-item>
            <text:list-item>
              <text:p text:style-name="P5"><text:span text:style-name="T1">g4dRIChOptics</text:span></text:p>
            </text:list-item>
            <text:list-item>
              <text:p text:style-name="P5"><text:span text:style-name="T1">ci_DRICH_CONFIG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draw:type="lines" svg:x1="17.248cm" svg:y1="4.375cm" svg:x2="15.681cm" svg:y2="6.84cm" draw:start-shape="id9" draw:start-glue-point="6" draw:end-shape="id5" draw:end-glue-point="1" svg:d="M17248 4375v528l-1041 1937h-526" svg:viewBox="0 0 1568 2466">
          <text:p/>
        </draw:connector>
        <draw:connector draw:style-name="gr18" draw:text-style-name="P6" draw:layer="layout" draw:type="lines" svg:x1="17.016cm" svg:y1="10.017cm" svg:x2="19.464cm" svg:y2="10.05cm" draw:start-shape="id3" draw:start-glue-point="1" draw:end-shape="id10" draw:end-glue-point="0" svg:d="M17016 10017h526l1381 33h541" svg:viewBox="0 0 2449 34">
          <text:p/>
        </draw:connector>
        <draw:connector draw:style-name="gr17" draw:text-style-name="P6" draw:layer="layout" draw:type="lines" svg:x1="17.016cm" svg:y1="10.017cm" svg:x2="20.48cm" svg:y2="9.551cm" draw:start-shape="id3" draw:start-glue-point="1" draw:end-shape="id1" draw:end-glue-point="5" svg:d="M17016 10017h526l2411-466h527" svg:viewBox="0 0 3465 467">
          <text:p/>
        </draw:connector>
        <draw:connector draw:style-name="gr17" draw:text-style-name="P6" draw:layer="layout" draw:type="lines" svg:x1="17.016cm" svg:y1="10.017cm" svg:x2="20.481cm" svg:y2="11.425cm" draw:start-shape="id3" draw:start-glue-point="1" draw:end-shape="id11" draw:end-glue-point="5" svg:d="M17016 10017h526l2411 1408h528" svg:viewBox="0 0 3466 1409">
          <text:p/>
        </draw:connector>
        <draw:connector draw:style-name="gr17" draw:text-style-name="P6" draw:layer="layout" draw:type="lines" svg:x1="17.016cm" svg:y1="10.017cm" svg:x2="20.481cm" svg:y2="12.525cm" draw:start-shape="id3" draw:start-glue-point="1" draw:end-shape="id12" draw:end-glue-point="5" svg:d="M17016 10017h526l2411 2508h528" svg:viewBox="0 0 3466 2509">
          <text:p/>
        </draw:connector>
        <draw:connector draw:style-name="gr5" draw:text-style-name="P6" draw:layer="layout" draw:type="lines" svg:x1="27.154cm" svg:y1="11.884cm" svg:x2="27.155cm" svg:y2="11.337cm" draw:start-shape="id13" draw:end-shape="id14" draw:end-glue-point="6" svg:d="M27154 11884v-527l1 508v-528" svg:viewBox="0 0 2 548">
          <text:p/>
        </draw:connector>
        <draw:connector draw:style-name="gr18" draw:text-style-name="P6" draw:layer="layout" draw:type="lines" svg:x1="23.782cm" svg:y1="10.05cm" svg:x2="25.503cm" svg:y2="12.354cm" draw:start-shape="id10" draw:start-glue-point="2" draw:end-shape="id13" draw:end-glue-point="3" svg:d="M23782 10050h541l653 2304h527" svg:viewBox="0 0 1722 2305">
          <text:p/>
        </draw:connector>
        <draw:custom-shape draw:style-name="gr19" draw:text-style-name="P16" xml:id="id16" draw:id="id16" draw:layer="layout" svg:width="3.048cm" svg:height="0.764cm" svg:x="4.386cm" svg:y="12.419cm">
          <text:p text:style-name="P1"><text:span text:style-name="T1">PHG4Rec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7" xml:id="id15" draw:id="id15" draw:layer="layout" svg:width="7.594cm" svg:height="2.54cm" svg:x="10.662cm" svg:y="14.027cm">
          <text:p text:style-name="P1"><text:span text:style-name="T1">Fun4All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8" xml:id="id18" draw:id="id18" draw:layer="layout" svg:width="3.832cm" svg:height="1.162cm" svg:x="25.754cm" svg:y="7.703cm">
          <draw:text-box>
            <text:p text:style-name="P1"><text:span text:style-name="T1">Stream to DST</text:span></text:p>
            <text:p text:style-name="P1"><text:span text:style-name="T4">(not yet tested)</text:span></text:p>
          </draw:text-box>
        </draw:frame>
        <draw:connector draw:style-name="gr22" draw:text-style-name="P6" draw:layer="layout" svg:x1="10.662cm" svg:y1="15.297cm" svg:x2="5.91cm" svg:y2="13.183cm" draw:start-shape="id15" draw:start-glue-point="5" draw:end-shape="id16" draw:end-glue-point="6" svg:d="M10662 15297h-4752v-2114" svg:viewBox="0 0 4753 2115">
          <text:p/>
        </draw:connector>
        <draw:connector draw:style-name="gr23" draw:text-style-name="P6" draw:layer="layout" svg:x1="18.256cm" svg:y1="15.297cm" svg:x2="26.339cm" svg:y2="12.824cm" draw:start-shape="id15" draw:start-glue-point="7" draw:end-shape="id13" draw:end-glue-point="5" svg:d="M18256 15297h8083v-2473" svg:viewBox="0 0 8084 2474">
          <text:p text:style-name="P1"><text:s/></text:p>
        </draw:connector>
        <draw:connector draw:style-name="gr22" draw:text-style-name="P6" draw:layer="layout" draw:type="lines" svg:x1="5.91cm" svg:y1="12.419cm" svg:x2="5.953cm" svg:y2="8.693cm" draw:start-shape="id16" draw:start-glue-point="4" draw:end-shape="id7" draw:end-glue-point="2" svg:d="M5910 12419v-580l43-2619v-527" svg:viewBox="0 0 44 3727">
          <text:p/>
        </draw:connector>
        <draw:frame draw:style-name="gr24" draw:text-style-name="P19" xml:id="id17" draw:id="id17" draw:layer="layout" svg:width="2.461cm" svg:height="1.361cm" svg:x="27.046cm" svg:y="14.235cm">
          <draw:text-box>
            <text:p><text:span text:style-name="T5">Stream to TTree</text:span></text:p>
          </draw:text-box>
        </draw:frame>
        <draw:connector draw:style-name="gr22" draw:text-style-name="P6" draw:layer="layout" draw:type="lines" svg:x1="28.115cm" svg:y1="12.824cm" svg:x2="28.276cm" svg:y2="14.235cm" draw:start-shape="id13" draw:start-glue-point="4" draw:end-shape="id17" draw:end-glue-point="0" svg:d="M28115 12824v527l161 384v500" svg:viewBox="0 0 162 1412">
          <text:p/>
        </draw:connector>
        <draw:connector draw:style-name="gr22" draw:text-style-name="P6" draw:layer="layout" svg:x1="23.782cm" svg:y1="10.05cm" svg:x2="25.754cm" svg:y2="8.284cm" draw:start-shape="id10" draw:start-glue-point="2" draw:end-shape="id18" draw:end-glue-point="3" svg:d="M23782 10050h1007v-1766h965" svg:viewBox="0 0 1973 1767">
          <text:p/>
        </draw:connector>
        <draw:frame draw:style-name="gr25" draw:text-style-name="P21" draw:layer="layout" svg:width="2.032cm" svg:height="1.653cm" svg:x="20.85cm" svg:y="2.743cm">
          <draw:text-box>
            <text:p text:style-name="P20"><text:span text:style-name="T6">share/</text:span></text:p>
            <text:p text:style-name="P20"><text:span text:style-name="T6">esc/</text:span></text:p>
          </draw:text-box>
        </draw:frame>
        <draw:custom-shape draw:style-name="gr26" draw:text-style-name="P6" draw:layer="layout" svg:width="0.762cm" svg:height="0.762cm" svg:x="20.088cm" svg:y="2.797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7" draw:text-style-name="P6" draw:layer="layout" svg:x1="20.099cm" svg:y1="3.919cm" svg:x2="20.815cm" svg:y2="3.9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15:40:58.323254107</meta:creation-date>
    <dc:date>2021-06-15T17:28:56.972454646</dc:date>
    <meta:editing-duration>PT2M51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